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WWNum2"/>
    <style:style style:name="P3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4" style:family="paragraph" style:parent-style-name="Text_20_body" style:master-page-name="Standard">
      <style:paragraph-properties style:page-number="auto"/>
    </style:style>
    <style:style style:name="P5" style:family="paragraph" style:parent-style-name="Standard">
      <style:paragraph-properties fo:text-align="center" style:justify-single-word="false"/>
      <style:text-properties fo:font-size="8pt" style:font-size-asian="8pt" style:font-size-complex="10pt"/>
    </style:style>
    <style:style style:name="P6" style:family="paragraph" style:parent-style-name="Standard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8pt" fo:font-style="italic" style:font-size-asian="8pt" style:font-style-asian="italic" style:font-style-complex="italic"/>
    </style:style>
    <style:style style:name="T4" style:family="text">
      <style:text-properties fo:font-size="8pt" fo:font-style="italic" style:font-size-asian="8pt" style:font-style-asian="italic" style:font-size-complex="10pt" style:font-style-complex="italic"/>
    </style:style>
    <style:style style:name="T5" style:family="text">
      <style:text-properties fo:font-size="8pt" style:font-size-asian="8pt" style:font-size-complex="10pt"/>
    </style:style>
    <style:style style:name="T6" style:family="text">
      <style:text-properties fo:font-size="10pt" fo:font-style="italic" style:font-size-asian="10pt" style:font-style-asian="italic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9cfb3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4" style:family="text">
      <style:text-properties fo:font-size="9pt" fo:font-style="italic" fo:font-weight="bold" fo:background-color="#eeeeee" loext:char-shading-value="0" style:font-size-asian="9pt" style:font-style-asian="italic" style:font-weight-asian="bold" style:font-size-complex="9pt" style:font-style-complex="italic" style:font-weight-complex="bold"/>
    </style:style>
    <style:style style:name="T15" style:family="text">
      <style:text-properties fo:font-size="9pt" fo:font-style="italic" fo:font-weight="bold" fo:background-color="#eeeeee" loext:char-shading-value="0" style:font-size-asian="9pt" style:font-style-asian="italic" style:font-weight-asian="bold" style:font-size-complex="9pt" style:font-style-complex="italic" style:font-weight-complex="bold"/>
    </style:style>
    <style:style style:name="T16" style:family="text">
      <style:text-properties fo:font-size="9pt" fo:font-style="italic" fo:font-weight="bold" fo:background-color="#eeeeee" loext:char-shading-value="0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T18" style:family="text">
      <style:text-properties fo:font-size="9pt" fo:font-style="italic" style:text-underline-style="solid" style:text-underline-width="auto" style:text-underline-color="font-color" fo:font-weight="bold" fo:background-color="#ffff00" loext:char-shading-value="0" style:font-size-asian="9pt" style:font-style-asian="italic" style:font-weight-asian="bold" style:font-size-complex="9pt" style:font-style-complex="italic" style:font-weight-complex="bold"/>
    </style:style>
    <style:style style:name="T19" style:family="text">
      <style:text-properties fo:font-size="9pt" fo:font-style="italic" style:text-underline-style="solid" style:text-underline-width="auto" style:text-underline-color="font-color" fo:font-weight="bold" fo:background-color="#ffff00" loext:char-shading-value="0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font-size="9pt" fo:font-style="italic" style:text-underline-style="solid" style:text-underline-width="auto" style:text-underline-color="font-color" fo:font-weight="bold" fo:background-color="#ffff00" loext:char-shading-value="0" style:font-size-asian="9pt" style:font-style-asian="italic" style:font-weight-asian="bold" style:font-size-complex="9pt" style:font-style-complex="italic" style:font-weight-complex="bold"/>
    </style:style>
    <style:style style:name="T21" style:family="text">
      <style:text-properties fo:font-size="9pt" fo:font-style="italic" style:text-underline-style="solid" style:text-underline-width="auto" style:text-underline-color="font-color" fo:font-weight="bold" fo:background-color="#cccccc" loext:char-shading-value="0" style:font-size-asian="9pt" style:font-style-asian="italic" style:font-weight-asian="bold" style:font-size-complex="9pt" style:font-style-complex="italic" style:font-weight-complex="bold"/>
    </style:style>
    <style:style style:name="T22" style:family="text">
      <style:text-properties fo:font-size="9pt" fo:font-style="italic" style:text-underline-style="solid" style:text-underline-width="auto" style:text-underline-color="font-color" fo:font-weight="bold" fo:background-color="#eeeeee" loext:char-shading-value="0" style:font-size-asian="9pt" style:font-style-asian="italic" style:font-weight-asian="bold" style:font-size-complex="9pt" style:font-style-complex="italic" style:font-weight-complex="bold"/>
    </style:style>
    <style:style style:name="T23" style:family="text">
      <style:text-properties fo:font-size="9pt" fo:font-style="italic" style:text-underline-style="solid" style:text-underline-width="auto" style:text-underline-color="font-color" fo:font-weight="bold" fo:background-color="#eeeeee" loext:char-shading-value="0" style:font-size-asian="9pt" style:font-style-asian="italic" style:font-weight-asian="bold" style:font-size-complex="9pt" style:font-style-complex="italic" style:font-weight-complex="bold"/>
    </style:style>
    <style:style style:name="T24" style:family="text">
      <style:text-properties fo:font-size="9pt" fo:font-style="italic" style:text-underline-style="solid" style:text-underline-width="auto" style:text-underline-color="font-color" fo:font-weight="bold" fo:background-color="#eeeeee" loext:char-shading-value="0" style:font-size-asian="9pt" style:font-style-asian="italic" style:font-weight-asian="bold" style:font-size-complex="9pt" style:font-style-complex="italic" style:font-weight-complex="bold"/>
    </style:style>
    <style:style style:name="T25" style:family="text">
      <style:text-properties fo:font-size="9pt" fo:font-style="italic" style:text-underline-style="solid" style:text-underline-width="auto" style:text-underline-color="font-color" fo:font-weight="bold" fo:background-color="#dddddd" loext:char-shading-value="0" style:font-size-asian="9pt" style:font-style-asian="italic" style:font-weight-asian="bold" style:font-size-complex="9pt" style:font-style-complex="italic" style:font-weight-complex="bold"/>
    </style:style>
    <style:style style:name="T26" style:family="text">
      <style:text-properties fo:font-size="9pt" fo:font-style="italic" style:text-underline-style="solid" style:text-underline-width="auto" style:text-underline-color="font-color" fo:font-weight="bold" fo:background-color="#dddddd" loext:char-shading-value="0" style:font-size-asian="9pt" style:font-style-asian="italic" style:font-weight-asian="bold" style:font-size-complex="9pt" style:font-style-complex="italic" style:font-weight-complex="bold"/>
    </style:style>
    <style:style style:name="T27" style:family="text">
      <style:text-properties fo:font-size="9pt" fo:font-style="italic" style:text-underline-style="solid" style:text-underline-width="auto" style:text-underline-color="font-color" fo:font-weight="bold" fo:background-color="#dddddd" loext:char-shading-value="0" style:font-size-asian="9pt" style:font-style-asian="italic" style:font-weight-asian="bold" style:font-size-complex="9pt" style:font-style-complex="italic" style:font-weight-complex="bold"/>
    </style:style>
    <style:style style:name="T28" style:family="text">
      <style:text-properties fo:font-size="9pt" fo:font-style="italic" fo:background-color="#ffff00" loext:char-shading-value="0" style:font-size-asian="9pt" style:font-style-asian="italic" style:font-size-complex="9pt" style:font-style-complex="italic"/>
    </style:style>
    <style:style style:name="T29" style:family="text">
      <style:text-properties fo:font-size="9pt" fo:font-style="italic" fo:background-color="#ffff00" loext:char-shading-value="0" style:font-size-asian="9pt" style:font-style-asian="italic" style:font-size-complex="9pt" style:font-style-complex="italic"/>
    </style:style>
    <style:style style:name="T30" style:family="text">
      <style:text-properties fo:font-size="9pt" fo:font-style="italic" fo:background-color="#ffff00" loext:char-shading-value="0" style:font-size-asian="9pt" style:font-style-asian="italic" style:font-size-complex="9pt" style:font-style-complex="italic"/>
    </style:style>
    <style:style style:name="T31" style:family="text">
      <style:text-properties fo:font-size="9pt" fo:font-style="italic" fo:background-color="#dddddd" loext:char-shading-value="0" style:font-size-asian="9pt" style:font-style-asian="italic" style:font-size-complex="9pt" style:font-style-complex="italic"/>
    </style:style>
    <style:style style:name="T32" style:family="text">
      <style:text-properties fo:font-size="9pt" fo:font-style="italic" fo:background-color="#dddddd" loext:char-shading-value="0" style:font-size-asian="9pt" style:font-style-asian="italic" style:font-size-complex="9pt" style:font-style-complex="italic"/>
    </style:style>
    <style:style style:name="T33" style:family="text">
      <style:text-properties fo:font-size="9pt" fo:font-style="italic" fo:background-color="#dddddd" loext:char-shading-value="0" style:font-size-asian="9pt" style:font-style-asian="italic" style:font-size-complex="9pt" style:font-style-complex="italic"/>
    </style:style>
    <style:style style:name="T34" style:family="text">
      <style:text-properties fo:font-size="9pt" fo:font-style="italic" fo:background-color="transparent" loext:char-shading-value="0" style:font-size-asian="9pt" style:font-style-asian="italic" style:font-size-complex="9pt" style:font-style-complex="italic"/>
    </style:style>
    <style:style style:name="T35" style:family="text">
      <style:text-properties fo:font-size="9pt" fo:font-style="italic" fo:background-color="#eeeeee" loext:char-shading-value="0" style:font-size-asian="9pt" style:font-style-asian="italic" style:font-size-complex="9pt" style:font-style-complex="italic"/>
    </style:style>
    <style:style style:name="T36" style:family="text">
      <style:text-properties fo:font-size="9pt" fo:font-style="italic" fo:background-color="#eeeeee" loext:char-shading-value="0" style:font-size-asian="9pt" style:font-style-asian="italic" style:font-size-complex="9pt" style:font-style-complex="italic"/>
    </style:style>
    <style:style style:name="T37" style:family="text">
      <style:text-properties fo:font-size="9pt" fo:font-style="italic" fo:background-color="#eeeeee" loext:char-shading-value="0" style:font-size-asian="9pt" style:font-style-asian="italic" style:font-size-complex="9pt" style:font-style-complex="italic"/>
    </style:style>
    <style:style style:name="T38" style:family="text">
      <style:text-properties officeooo:rsid="0019cf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Reclamació adreçada a l’equip directiu</text:span><text:span text:style-name="T3">, </text:span><text:span text:style-name="T6">del centre públic ...................................................................................................</text:span></text:p>
      <text:p text:style-name="Text_20_body"><text:span text:style-name="T8">EXPOSEM:</text:span></text:p>
      <text:p text:style-name="P1"><text:span text:style-name="T38">V</text:span>ostès <text:span text:style-name="T38">han repartit</text:span> una circular de cobraments a les famílies, col·lectiu del qual en som part, ja que les/els nostres filles/fills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 enguany cursaran ..................................................................................................................................................................................</text:p>
      <text:p text:style-name="Text_20_body">Estaríem encantats d’aportar econòmicament a vesses per festes i celebracions, pagar serveis escolars com el menjador, activitats extraescolars, o les sortides i excursions. Però sempre i quan sigui amb transparència i voluntarietat. D’altra banda, si vostès ens indiquen amb un llistat què ha de portar a classe el nostre fill, evidentment comprem el material escolar i llibres que calguin.</text:p>
      <text:p text:style-name="Text_20_body">El que no acceptem, però, és una taxa opaca de ............€ que barreja tota mena de conceptes voluntaris amb sobrecostos i inseparablement, per obligar-nos amb aquesta trampa a tornar a pagar l’escola pública que ja hem contribuït solidàriament a la Hisenda pública amb els nostres impostos. Això, a més de ser un abús, és il·legal perquè els articles 5.2.a i 5.2.b de la «<text:span text:style-name="T1">Llei 12/2009 del 10 de juliol, d’educació</text:span>» estableixen que els ensenyaments d’infantil de segon cicle i la primària són gratuïts, i l’article 50.2 de la mateixa llei prohibeix el cobrament obligatori de serveis escolars o qualsevol altre concepte vinculats a l’escolarització gratuïta. Tanmateix, l’article 50.1 de la mateixa llei estableix que l’Administració educativa ha d’assegurar els recursos públics per fer efectiva la gratuïtat dels ensenyaments públics que vostès gestionen a l’escola.</text:p>
      <text:p text:style-name="Text_20_body">A més, la «<text:span text:style-name="T2">La Ley Orgánica 8/2013, de 9 de diciembre, para la mejora de la calidad educativa</text:span>» – de la qual n’és subsidiària la «<text:span text:style-name="T1">Llei 12/2009 del 10 de juliol, d’educació</text:span>» – defineix a l’<text:span text:style-name="T9">article 88.1:</text:span></text:p>
      <text:p text:style-name="P3"><text:span text:style-name="T11">«</text:span><text:span text:style-name="T12">Para garantizar la posibilidad de </text:span><text:span text:style-name="T15">escolarizar a todos los alumnos sin discriminación por motivos socioeconómicos</text:span><text:span text:style-name="T36">, </text:span><text:span text:style-name="T23">en ningún caso podrán los centros públicos</text:span><text:span text:style-name="T12"> o privados concertados</text:span><text:span text:style-name="T34"> </text:span><text:span text:style-name="T26">percibir cantidades de las familias por recibir las enseñanzas de carácter gratuito, imponer a las familias la obligación de hacer aportaciones</text:span><text:span text:style-name="T12"> a fundaciones o asociaciones </text:span><text:span text:style-name="T26">ni establecer servicios obligatorios, asociados a las enseñanzas, que requieran aportación económica, por parte de las familias de los alumnos</text:span><text:span text:style-name="T32">.</text:span><text:span text:style-name="T12"> En el marco de lo dispuesto en el artículo 51 de la Ley Orgánica 8/1985, de 3 de julio, reguladora del Derecho a la Educación, </text:span><text:span text:style-name="T15">quedan excluidas de esta categoría las actividades extraescolares, las complementarias, y los servicios escolares, que, en todo caso, </text:span><text:span text:style-name="T23">tendrán carácter voluntario</text:span><text:span text:style-name="T11">»</text:span></text:p>
      <text:p text:style-name="Text_20_body"><text:span text:style-name="T8">RECLAMEM:</text:span></text:p>
      <text:list xml:id="list1899263822" text:style-name="WWNum2">
        <text:list-item>
          <text:p text:style-name="P2"><text:span text:style-name="T9">Que ens facilitin un escrit on detallin transparentment quin material escolar han de portar des de casa les nostres filles i fills.</text:span></text:p>
        </text:list-item>
        <text:list-item>
          <text:p text:style-name="P2"><text:span text:style-name="T9">Que volem que les nostres filles o fills participin a les sortides, activitats i excursions, i que ens informin amb suficient antelació dels detalls d’aquestes: data i hora de sortida, data i hora de tornada, cost del transport, cost de les entrades a establiments o qualsevol altre concepte associat. I que farem el pagament per separat i a cada cas, i si ho estimem oportú.</text:span></text:p>
        </text:list-item>
        <text:list-item>
          <text:p text:style-name="P2"><text:span text:style-name="T9">Que no perjudiquin a les nostres filles o fills en cap cas pel fet que </text:span><text:span text:style-name="T10">rebutjem</text:span><text:span text:style-name="T9"> l’abús i il·legalitat de que ens tornin a cobrar les despeses de qualsevol tipus de l’escola pública, ja que s’han de sufragar amb fons públics i ja les hem contribuït solidàriament amb els nostres impostos a la Hisenda pública. Tanmateix, si hi ha cap vessa, activitat o servei addicional, ens ho envien per escrit amb els detalls, preus, sempre amb transparència, i decidim si ho paguem.</text:span></text:p>
        </text:list-item>
        <text:list-item>
          <text:p text:style-name="P2"><text:span text:style-name="T9">Que el que els hi reclamem i sol·licitem generi equitat per totes les famílies i els hi informin: els cobraments que ens fan a les famílies han de ser transparents i ajustats a les normes i les lleis per tothom. Això no és «un altre sistema de pagament» o privilegi individual: és el dret de totes les famílies a l’escola pública.</text:span></text:p>
          <text:p text:style-name="P2"><text:span text:style-name="T9"/></text:p>
        </text:list-item>
      </text:list>
      <text:p text:style-name="Text_20_body"><text:span text:style-name="T8">FORMA DE RESPOSTA</text:span><text:span text:style-name="T9">:..................................................................................................................................................</text:span></text:p>
      <text:p text:style-name="Standard"><text:span text:style-name="T7">A ..................., ..... de ...................... de ...........</text:span></text:p>
      <text:p text:style-name="P5"/>
      <text:p text:style-name="P6"><text:span text:style-name="T4">Signatura de la mare o pare:...................................................................</text:span></text:p>
      <text:p text:style-name="P6"><text:span text:style-name="T5">Nom i cognoms de la mare o pare:............................................................</text:span></text:p>
      <text:p text:style-name="P6"><text:span text:style-name="T5">DNI/NIE/Passaport de la mare o pare:...........................................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ca" fo:country="ES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ca" fo:country="E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 fo:text-align="justify" style:justify-single-word="false"/>
      <style:text-properties fo:font-size="10pt" style:font-size-asian="10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09:18:24</meta:creation-date>
    <dc:language>es-ES</dc:language>
    <dc:date>2019-09-13T14:18:13.924472527</dc:date>
    <meta:editing-cycles>69</meta:editing-cycles>
    <meta:editing-duration>P1DT8H34M12S</meta:editing-duration>
    <meta:generator>LibreOffice/6.2.5.2$Linux_X86_64 LibreOffice_project/20$Build-2</meta:generator>
    <meta:document-statistic meta:table-count="0" meta:image-count="0" meta:object-count="0" meta:page-count="1" meta:paragraph-count="17" meta:word-count="644" meta:character-count="4900" meta:non-whitespace-character-count="4275"/>
  </office:meta>
</office:document-meta>
</file>